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MultiImageWriter.TIFFMultiImageWrite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ImageWriter.createMultiImageWrite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ImageWriter.supportsMultiImag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ImageWrit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ImageWriter.writeImage( RenderedImage image , OutputStream out , ImageWriter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FFImageWriter.writeImage( RenderedImage image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ImageWriter.updateParams( TIFFEncodeParam encodeParams , ImageWriterParams params , RenderedImage imag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TIFFImageWriter.createTIFFEncodeParams( ImageWriterParams param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TIFFMultiImageWriter.writeImage( RenderedImage image , ImageWriterParam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FFMultiImageWrit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